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end"/>
    </style:style>
    <style:style style:name="P4" style:family="paragraph">
      <loext:graphic-properties draw:fill-color="#ffffff"/>
      <style:paragraph-properties fo:text-align="end"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8" style:family="paragraph">
      <style:paragraph-properties fo:margin-left="0cm" fo:margin-right="0cm" fo:margin-top="0cm" fo:margin-bottom="0.403cm" fo:text-align="end" fo:text-indent="0cm" style:text-autospace="ideograph-alpha" style:punctuation-wrap="hanging"/>
    </style:style>
    <style:style style:name="P9" style:family="paragraph">
      <style:paragraph-properties fo:margin-left="0cm" fo:margin-right="0cm" fo:margin-top="0cm" fo:margin-bottom="0.403cm" fo:text-align="start" fo:text-indent="0cm" style:text-autospace="ideograph-alpha" style:punctuation-wrap="hanging"/>
    </style:style>
    <style:style style:name="T1" style:family="text">
      <style:text-properties fo:font-variant="normal" fo:text-transform="none" fo:color="#1c1c1c" style:text-outline="false" style:text-line-through-style="none" style:text-line-through-type="none" style:font-name="Noto Sans SemiBold2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T2" style:family="text">
      <style:text-properties fo:background-color="#ffff00"/>
    </style:style>
    <style:style style:name="T3" style:family="text">
      <style:text-properties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5">
      <text:list-level-style-number text:level="1" style:num-prefix="(" style:num-suffix=")" style:num-format="1">
        <style:list-level-properties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0.8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1.6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2.4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3.2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4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4.8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5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6.4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7.2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6cm" svg:height="2.5cm" svg:x="1cm" svg:y="9.25cm" presentation:class="title" presentation:user-transformed="true">
          <draw:text-box>
            <text:p text:style-name="P1">Sortiranje Minimalnim Brojem Inverzija Intervala</text:p>
          </draw:text-box>
        </draw:frame>
        <draw:frame presentation:style-name="pr2" draw:text-style-name="P4" draw:layer="layout" svg:width="25.5cm" svg:height="7cm" svg:x="1.5cm" svg:y="13cm" presentation:class="subtitle" presentation:user-transformed="true">
          <draw:text-box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Vladimir Arsenijevic 039/17</text:p>
            <text:p text:style-name="P3">Luka Vujcic 063/17</text:p>
            <text:p text:style-name="P3"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 presentation:user-transformed="true">
          <draw:text-box>
            <text:p>Opis Problema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Potrebno je sortirati dati niz obrtanjem redosleda elemenata nekog intervala početnog niza u minimalnom broju koraka.</text:p>
              </text:list-item>
              <text:list-item>
                <text:p>Za rešavanje problema korišćen je genetski algoritam.</text:p>
              </text:list-item>
              <text:list-item>
                <text:p>Npr. imamo niz 5 4 1 2 3.</text:p>
              </text:list-item>
            </text:list>
            <text:p>Sortiranje se moze izvršiti u 2 koraka:</text:p>
            <text:p>Invertujemo interval (3,5)→5 4 3 2 1</text:p>
            <text:p>Invertujemo ceo niz → 1 2 3 4 5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 presentation:user-transformed="true">
          <draw:text-box>
            <text:p>Rešavanje Problema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U petlji se pokreću genetski algoritmi.</text:p>
              </text:list-item>
              <text:list-item>
                <text:p>Svaka iteracija petlje predstavlja izvršavanje jednog algoritma u celosti.</text:p>
              </text:list-item>
              <text:list-item>
                <text:p>Rešenje predhodnog algoritma predstavlja ulaz sledećeg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 presentation:user-transformed="true">
          <draw:text-box>
            <text:p>Opis Algoritma</text:p>
          </draw:text-box>
        </draw:frame>
        <draw:frame presentation:style-name="pr5" draw:text-style-name="P6" draw:layer="layout" svg:width="25.5cm" svg:height="13cm" svg:x="1cm" svg:y="5.5cm" presentation:class="outline">
          <draw:text-box>
            <text:list text:style-name="L3">
              <text:list-item>
                <text:p>Naš algoritam kao ulaz prima niz i kao izlaz vraća neko “rešenje”.</text:p>
              </text:list-item>
              <text:list-item>
                <text:p><text:span text:style-name="T1">“</text:span><text:span text:style-name="T1">Rešenje</text:span>” nije rešenje našeg problema jer vraća nesortiran niz.</text:p>
              </text:list-item>
              <text:list-item>
                <text:p>Jedinka se sastoji od niza inverzija koje treba primeniti na početni niz.</text:p>
              </text:list-item>
              <text:list-item>
                <text:p>Ne možemo generisati jedinke koje sadrže sortiran niz jer bi nam za to trebalo rešenje problema koji rešavam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 presentation:user-transformed="true">
          <draw:text-box>
            <text:p>Opis problema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Svako izvršavanje algoritma sortira niz sve više.</text:p>
              </text:list-item>
              <text:list-item>
                <text:p>Svaki sledeći algoritam dobija jednostavniji niz.</text:p>
              </text:list-item>
              <text:list-item>
                <text:p>Kako znamo da je rešenje dobro?</text:p>
              </text:list-item>
              <text:list-item>
                <text:p>Fitness funkcija zavisi od 2 parametra:</text:p>
              </text:list-item>
              <text:list-item>
                <text:p>Broj tačaka preloma i broja inverzija.</text:p>
              </text:list-item>
              <text:list-item>
                <text:p>Tako pravimo ravnotežu između sortiranosti i broja koraka (inverzija).</text:p>
              </text:list-item>
              <text:list-item>
                <text:p>Sortiranost nam je potrebna da bi dobili rešenje, a broj inverzija govori o kvalitetu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 presentation:user-transformed="true">
          <draw:text-box>
            <text:p>Opis problema</text:p>
          </draw:text-box>
        </draw:frame>
        <draw:frame presentation:style-name="pr5" draw:text-style-name="P6" draw:layer="layout" svg:width="25.5cm" svg:height="13cm" svg:x="1cm" svg:y="5.5cm" presentation:class="outline">
          <draw:text-box>
            <text:list text:style-name="L3">
              <text:list-item>
                <text:p>Sta je tačka preloma?</text:p>
              </text:list-item>
              <text:list-item>
                <text:p>Tačka preloma postoji između 2 uzastopna elementa u nizu ako brojevi na tim pozicijama nisu uzastopni.</text:p>
              </text:list-item>
              <text:list-item>
                <text:p>Npr. u nizu 1 3 2 5 4 postoje 2 tačke preloma:</text:p>
                <text:p>Između elemenata 1 i 3 i između 2 i 5.</text:p>
              </text:list-item>
              <text:list-item>
                <text:p>Inverzijama intervala može doći do smanjenja broja tačaka preloma pa samim tim se približavamo sortiranom nizu.</text:p>
              </text:list-item>
              <text:list-item>
                <text:p>Inverzijom (2,3), niza gore, dobijamo → 1 2 3 5 4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 presentation:user-transformed="true">
          <draw:text-box>
            <text:p>Operatori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Zbog specifičnosti algoritma neophodno je korišćenje specifičnih operatora ukrštanja i mutacije.</text:p>
              </text:list-item>
              <text:list-item>
                <text:p>Jedinke mogu imati različitu dužinu hromozoma pa su korišćena 2 operatora ukrštanja.</text:p>
              </text:list-item>
              <text:list-item>
                <text:p>Ukoliko su hromozomi iste dužine korišćeno je obićno ukrštanje sa 2 fiksne tačke.</text:p>
              </text:list-item>
              <text:list-item>
                <text:p>Ukoliko su različitih dužina korišćena je ‘apsorpcija’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 presentation:user-transformed="true">
          <draw:text-box>
            <text:p>Operatori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7">Ona funkcioniše na principu ukrštanja sa 2 fiksne tačke tako da se prva tačka u većem hromozomu odabere nasumično i onda se ceo manji hromozom stavi na pozicije nakon nje, dok se manji hromozom potpuno zameni delom većeg.</text:p>
              </text:list-item>
              <text:list-item>
                <text:p text:style-name="P7">Primer: Imamo jedinke <text:s text:c="3"/>(0,1,2,3,4,5)</text:p>
                <text:p text:style-name="P8">i (<text:span text:style-name="T2">1,5,2,1</text:span>) <text:s text:c="23"/></text:p>
                <text:p text:style-name="P9">Operator apsorpcije će vratiti jedinke:</text:p>
              </text:list-item>
              <text:list-item>
                <text:p text:style-name="P9"><text:s/>0 <text:span text:style-name="T2">1 5 2 1</text:span><text:span text:style-name="T3"> 5</text:span></text:p>
              </text:list-item>
              <text:list-item>
                <text:p text:style-name="P9"><text:s text:c="2"/>i 1 2 3 4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 presentation:user-transformed="true">
          <draw:text-box>
            <text:p>Operatori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Postoje 4 operatora mutacije:</text:p>
              </text:list-item>
            </text:list>
            <text:list text:style-name="L5">
              <text:list-item>
                <text:p><text:s/>Uzmemo 2 inverzije (a b) i (c d) iz niza inverzija.Obrišemo b i c i dobijemo novu jedinku.</text:p>
              </text:list-item>
              <text:list-item>
                <text:p><text:s/>Izaberemo 2 inverzije (a b) i (c d) i na pozicije nakon b i pre c umetnemo 2 nasumična broja čime dobijamo dužu jedinku.</text:p>
              </text:list-item>
              <text:list-item>
                <text:p><text:s/>Izmena nasumičnog gena iz hromozoma.</text:p>
              </text:list-item>
              <text:list-item>
                <text:p text:style-name="P7"><text:s/>Izaberemo 2 pozicije iz niza inverzija i umetnemo nasumični broj na tu poziciju čime dobijamo dužu jedinku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 presentation:user-transformed="true">
          <draw:text-box>
            <text:p>Populacija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Populacija je veličine n*log(n), gde je n dužina niza koji se sortira.</text:p>
              </text:list-item>
              <text:list-item>
                <text:p>Inicijalizuje se jedinkama koje imaju hromozome <text:s/>čiji broj inverzija ide od broja tačaka preloma do 3n. Takođe dužina niza koji se invertuje ne može preći 10% dužine niza koji se sortira.</text:p>
              </text:list-item>
              <text:list-item>
                <text:p>Pri generisanju nove populacije koristi se turnirska selekcija i dodatno se bira bolji od roditelja i detet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 presentation:user-transformed="true">
          <draw:text-box>
            <text:p>Rešenje</text:p>
          </draw:text-box>
        </draw:frame>
        <draw:frame presentation:style-name="pr5" draw:text-style-name="P6" draw:layer="layout" svg:width="25.5cm" svg:height="13cm" svg:x="1cm" svg:y="5.5cm" presentation:class="outline">
          <draw:text-box>
            <text:list text:style-name="L3">
              <text:list-item>
                <text:p>U prvom izvršavanju algoritma, uradi se najveći deo posla i dobije se skoro ili već sortiran niz.</text:p>
              </text:list-item>
              <text:list-item>
                <text:p>Ostale iteracije su tu da odklone nekoliko tačaka preloma koje su ostale.</text:p>
              </text:list-item>
              <text:list-item>
                <text:p>Tu se pokazalo da algoritam odkloni jednu tačku preloma jednom inverzijom što je optimaln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2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2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7T13:40:16.082372442</meta:creation-date>
    <meta:editing-duration>PT10M2S</meta:editing-duration>
    <meta:editing-cycles>5</meta:editing-cycles>
    <meta:generator>LibreOffice/6.4.6.2$Linux_X86_64 LibreOffice_project/40$Build-2</meta:generator>
    <dc:title>Alizarin</dc:title>
    <dc:date>2021-01-01T13:47:57.575403744</dc:date>
    <meta:document-statistic meta:object-count="81"/>
  </office:meta>
</office:document-meta>
</file>